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53eed" officeooo:paragraph-rsid="00153eed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53eed" officeooo:paragraph-rsid="00153eed" style:font-weight-asian="normal" style:font-weight-complex="normal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70cc1" officeooo:paragraph-rsid="00170cc1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170cc1" officeooo:paragraph-rsid="00170cc1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7_4024978750"/>Proposal for <text:span text:style-name="T1">company name</text:span><text:bookmark-end text:name="__RefHeading___Toc7_4024978750"/></text:h>
      <text:p text:style-name="P1"/>
      <text:p text:style-name="P2">Sean O’Callaghan</text:p>
      <text:p text:style-name="P2"/>
      <text:p text:style-name="P2">Learner number:</text:p>
      <text:p text:style-name="P2"/>
      <text:p text:style-name="P2">Occupational </text:p>
      <text:p text:style-name="P2"/>
      <text:p text:style-name="P1">insert picture linked to theme of scena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3"><text:a xlink:type="simple" xlink:href="#__RefHeading___Toc7_4024978750" text:style-name="Index_20_Link" text:visited-style-name="Index_20_Link">Proposal for company name<text:tab/>1</text:a></text:p>
          <text:p text:style-name="P3"><text:a xlink:type="simple" xlink:href="#__RefHeading___Toc9_4024978750" text:style-name="Index_20_Link" text:visited-style-name="Index_20_Link">Organisation overview<text:tab/>3</text:a></text:p>
          <text:p text:style-name="P3"><text:a xlink:type="simple" xlink:href="#__RefHeading___Toc11_4024978750" text:style-name="Index_20_Link" text:visited-style-name="Index_20_Link">Problem overview<text:tab/>4</text:a></text:p>
          <text:p text:style-name="P3"><text:a xlink:type="simple" xlink:href="#__RefHeading___Toc13_4024978750" text:style-name="Index_20_Link" text:visited-style-name="Index_20_Link">User groups<text:tab/>5</text:a></text:p>
          <text:p text:style-name="P3"><text:a xlink:type="simple" xlink:href="#__RefHeading___Toc15_4024978750" text:style-name="Index_20_Link" text:visited-style-name="Index_20_Link">Empathy maps<text:tab/>6</text:a></text:p>
          <text:p text:style-name="P3"><text:a xlink:type="simple" xlink:href="#__RefHeading___Toc17_4024978750" text:style-name="Index_20_Link" text:visited-style-name="Index_20_Link">User stories<text:tab/>7</text:a></text:p>
          <text:p text:style-name="P3"><text:a xlink:type="simple" xlink:href="#__RefHeading___Toc19_4024978750" text:style-name="Index_20_Link" text:visited-style-name="Index_20_Link">Laws and Guidance<text:tab/>8</text:a></text:p>
          <text:p text:style-name="P3"><text:a xlink:type="simple" xlink:href="#__RefHeading___Toc21_4024978750" text:style-name="Index_20_Link" text:visited-style-name="Index_20_Link">Alternative systems<text:tab/>9</text:a></text:p>
          <text:p text:style-name="P3"><text:a xlink:type="simple" xlink:href="#__RefHeading___Toc23_4024978750" text:style-name="Index_20_Link" text:visited-style-name="Index_20_Link">Risks<text:tab/>10</text:a></text:p>
          <text:p text:style-name="P3"><text:a xlink:type="simple" xlink:href="#__RefHeading___Toc25_4024978750" text:style-name="Index_20_Link" text:visited-style-name="Index_20_Link">Decomposition<text:tab/>11</text:a></text:p>
          <text:p text:style-name="P3"><text:a xlink:type="simple" xlink:href="#__RefHeading___Toc27_4024978750" text:style-name="Index_20_Link" text:visited-style-name="Index_20_Link">User Acceptance Criteria<text:tab/>12</text:a></text:p>
          <text:p text:style-name="P3"><text:a xlink:type="simple" xlink:href="#__RefHeading___Toc29_4024978750" text:style-name="Index_20_Link" text:visited-style-name="Index_20_Link">Functional and Non-Functional Requirements<text:tab/>13</text:a></text:p>
          <text:p text:style-name="P3"><text:a xlink:type="simple" xlink:href="#__RefHeading___Toc31_4024978750" text:style-name="Index_20_Link" text:visited-style-name="Index_20_Link">Key Performance Indicators<text:tab/>14</text:a></text:p>
          <text:p text:style-name="P3"><text:a xlink:type="simple" xlink:href="#__RefHeading___Toc33_4024978750" text:style-name="Index_20_Link" text:visited-style-name="Index_20_Link">Description of proposed solution<text:tab/>15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9_4024978750"/>Organisation overview <text:bookmark-end text:name="__RefHeading___Toc9_4024978750"/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1_4024978750"/>Problem overview<text:bookmark-end text:name="__RefHeading___Toc11_4024978750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3_4024978750"/>User groups<text:bookmark-end text:name="__RefHeading___Toc13_4024978750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5_4024978750"/>Empathy maps<text:bookmark-end text:name="__RefHeading___Toc15_4024978750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7_4024978750"/>User stories<text:bookmark-end text:name="__RefHeading___Toc17_4024978750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9_4024978750"/>Laws and Guidance<text:bookmark-end text:name="__RefHeading___Toc19_4024978750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21_4024978750"/>Alternative systems<text:bookmark-end text:name="__RefHeading___Toc21_4024978750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23_4024978750"/>Risks<text:bookmark-end text:name="__RefHeading___Toc23_4024978750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25_4024978750"/>Decomposition<text:bookmark-end text:name="__RefHeading___Toc25_4024978750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27_4024978750"/>User Acceptance Criteria<text:bookmark-end text:name="__RefHeading___Toc27_4024978750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29_4024978750"/>Functional and Non-Functional Requirements<text:bookmark-end text:name="__RefHeading___Toc29_4024978750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31_4024978750"/>Key Performance Indicators<text:bookmark-end text:name="__RefHeading___Toc31_4024978750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33_4024978750"/>Description of proposed solution<text:bookmark-end text:name="__RefHeading___Toc33_4024978750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153e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text:s/><text:span text:style-name="MT1">of </text:span><text:span text:style-name="MT1"><text:page-count>1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9:16:55.767952600</meta:creation-date>
    <dc:date>2025-10-02T09:47:02.838314500</dc:date>
    <meta:editing-duration>PT17M56S</meta:editing-duration>
    <meta:editing-cycles>1</meta:editing-cycles>
    <meta:document-statistic meta:table-count="0" meta:image-count="0" meta:object-count="0" meta:page-count="16" meta:paragraph-count="34" meta:word-count="102" meta:character-count="694" meta:non-whitespace-character-count="624"/>
    <meta:generator>LibreOffice/25.2.3.2$Windows_X86_64 LibreOffice_project/bbb074479178df812d175f709636b368952c2ce3</meta:generator>
  </office:meta>
</office:document-meta>
</file>